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top="0in" fo:margin-bottom="0in" fo:line-height="100%" fo:background-color="#ffffff">
        <style:background-image/>
      </style:paragraph-properties>
    </style:style>
    <style:style style:name="P3" style:family="paragraph" style:parent-style-name="Standard" style:master-page-name="Standard">
      <style:paragraph-properties style:page-number="auto"/>
      <style:text-properties fo:font-size="32pt" style:font-size-asian="32pt" style:font-size-complex="32pt"/>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background-color="#ffffff" style:font-size-asian="12pt" style:font-name-complex="Times New Roman1" style:font-size-complex="12pt"/>
    </style:style>
    <style:style style:name="T4" style:family="text">
      <style:text-properties style:font-name="Times New Roman" fo:font-size="12pt" fo:background-color="#ffffff" style:font-size-asian="12pt" style:font-name-complex="Times New Roman1" style:font-size-complex="12pt" style:font-weight-complex="bold"/>
    </style:style>
    <style:style style:name="T5" style:family="text">
      <style:text-properties style:font-name="Times New Roman" fo:font-size="12pt" style:font-name-asian="Times New Roman1" style:font-size-asian="12pt" style:language-asian="en" style:country-asian="CA" style:font-name-complex="Times New Roman1" style:font-size-complex="12pt"/>
    </style:style>
    <style:style style:name="T6" style:family="text">
      <style:text-properties style:font-name="Times New Roman" fo:font-size="12pt" style:font-name-asian="Times New Roman1" style:font-size-asian="12pt" style:language-asian="en" style:country-asian="CA" style:font-name-complex="Times New Roman1" style:font-size-complex="12pt" style:font-weight-complex="bold"/>
    </style:style>
    <style:style style:name="T7" style:family="text">
      <style:text-properties style:font-name="Times New Roman" fo:font-size="12pt" fo:font-weight="bold" style:font-size-asian="12pt" style:font-weight-asian="bold" style:font-name-complex="Times New Roman1" style:font-size-complex="12pt" style:font-weight-complex="bold"/>
    </style:style>
    <style:style style:name="T8" style:family="text">
      <style:text-properties style:font-name="Times New Roman" fo:font-size="12pt" fo:font-weight="bold" fo:background-color="#ffffff" style:font-size-asian="12pt" style:font-weight-asian="bold" style:font-name-complex="Times New Roman1" style:font-size-complex="12pt" style:font-weight-complex="bold"/>
    </style:style>
    <style:style style:name="T9" style:family="text">
      <style:text-properties fo:color="#00000a" style:font-name="Times New Roman" fo:font-size="12pt" style:text-underline-style="none" fo:background-color="#ffffff" style:font-size-asian="12pt" style:font-name-complex="Times New Roman1" style:font-size-complex="12pt"/>
    </style:style>
    <style:style style:name="T10" style:family="text">
      <style:text-properties fo:color="#00000a" style:font-name="Times New Roman" fo:font-size="12pt" style:text-underline-style="none"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untime-Runtime Glossary:</text:span><text:bookmark text:name="_GoBack"/></text:p>
      <text:p text:style-name="Standard"><text:span text:style-name="T7">Android: </text:span><text:span text:style-name="T3">a mobile</text:span><text:span text:style-name="apple-converted-space"><text:span text:style-name="T3"> </text:span></text:span><text:span text:style-name="T4">operating system</text:span><text:span text:style-name="apple-converted-space"><text:span text:style-name="T3"> </text:span></text:span><text:span text:style-name="T3">(</text:span><text:span text:style-name="T4">OS</text:span><text:span text:style-name="T3">) based on the Linux kernel and currently developed by Google</text:span><text:span text:style-name="T2">.</text:span><text:span text:style-name="T3"> en.wikipedia.org/wiki/</text:span><text:span text:style-name="T4">Android</text:span><text:span text:style-name="T3">_(</text:span><text:span text:style-name="T4">operating</text:span><text:span text:style-name="T3">_</text:span><text:span text:style-name="T4">system</text:span><text:span text:style-name="T3">)</text:span></text:p>
      <text:p text:style-name="Standard"><text:span text:style-name="T7">Application:</text:span><text:span text:style-name="apple-converted-space"><text:span text:style-name="T3"> </text:span></text:span><text:span text:style-name="oneclick-link"><text:span text:style-name="T3">Typically</text:span></text:span><text:span text:style-name="apple-converted-space"><text:span text:style-name="T3"> </text:span></text:span><text:span text:style-name="oneclick-link"><text:span text:style-name="T3">a</text:span></text:span><text:span text:style-name="apple-converted-space"><text:span text:style-name="T3"> </text:span></text:span><text:span text:style-name="oneclick-link"><text:span text:style-name="T3">small,</text:span></text:span><text:span text:style-name="apple-converted-space"><text:span text:style-name="T3"> </text:span></text:span><text:span text:style-name="oneclick-link"><text:span text:style-name="T3">specialized</text:span></text:span><text:span text:style-name="apple-converted-space"><text:span text:style-name="T3"> </text:span></text:span><text:span text:style-name="oneclick-link"><text:span text:style-name="T3">program</text:span></text:span><text:span text:style-name="apple-converted-space"><text:span text:style-name="T3"> </text:span></text:span><text:span text:style-name="oneclick-link"><text:span text:style-name="T3">downloaded onto</text:span></text:span><text:span text:style-name="apple-converted-space"><text:span text:style-name="T3"> </text:span></text:span><text:span text:style-name="oneclick-link"><text:span text:style-name="T3">mobile</text:span></text:span><text:span text:style-name="apple-converted-space"><text:span text:style-name="T3"> </text:span></text:span><text:span text:style-name="oneclick-link"><text:span text:style-name="T3">devices. </text:span></text:span><text:span text:style-name="T2">http://dictionary.reference.com/browse/app</text:span></text:p>
      <text:p text:style-name="Standard"><text:span text:style-name="T8">Cache: </text:span><text:span text:style-name="T3">A file of data on a</text:span><text:span text:style-name="apple-converted-space"><text:span text:style-name="T3"> </text:span></text:span><text:span text:style-name="T4">local</text:span><text:span text:style-name="apple-converted-space"><text:span text:style-name="T3"> </text:span></text:span><text:span text:style-name="T3">hard drive. When downloaded data are temporarily stored on the user's</text:span><text:span text:style-name="apple-converted-space"><text:span text:style-name="T3"> </text:span></text:span><text:span text:style-name="T4">local</text:span><text:span text:style-name="apple-converted-space"><text:span text:style-name="T3"> </text:span></text:span><text:span text:style-name="T3">disk or on a</text:span><text:span text:style-name="apple-converted-space"><text:span text:style-name="T3"> </text:span></text:span><text:span text:style-name="T4">local</text:span><text:span text:style-name="apple-converted-space"><text:span text:style-name="T3"> </text:span></text:span><text:span text:style-name="T3">network disk, it speeds up retrieval the next time the user wants that same data (Web page, graphic, etc.) from the Internet or other remote source. www.pcmag.com/encyclopedia/term/55385/</text:span><text:span text:style-name="T4">cache</text:span><text:span text:style-name="T3">-file</text:span></text:p>
      <text:p text:style-name="Standard"><text:span text:style-name="hvr"><text:span text:style-name="T8">Client: </text:span></text:span><text:span text:style-name="T3">(in a network) a desktop computer or workstation that is capable of obtaining information and applications from a server. <text:s/>https://www.google.ca/webhp?sourceid=chrome-instant&amp;ion=1&amp;espv=2&amp;ie=UTF-8#q=client</text:span></text:p>
      <text:p text:style-name="Standard"><text:span text:style-name="T8">Client (2): </text:span><text:span text:style-name="T3">a person or organization using the services of a lawyer or other professional person or company. <text:s/>https://www.google.ca/webhp?sourceid=chrome-instant&amp;ion=1&amp;espv=2&amp;ie=UTF-8#q=client</text:span></text:p>
      <text:p text:style-name="Standard"><text:span text:style-name="T8">Deveoplers:</text:span><text:span text:style-name="T3"> a person concerned with facets of the </text:span><text:span text:style-name="T4">software</text:span><text:span text:style-name="apple-converted-space"><text:span text:style-name="T3"> </text:span></text:span><text:span text:style-name="T3">development process. </text:span><text:span text:style-name="apple-converted-space"><text:span text:style-name="T3"> </text:span></text:span><text:span text:style-name="T3">Their work includes researching, designing, implementing, and testing</text:span><text:span text:style-name="apple-converted-space"><text:span text:style-name="T3"> </text:span></text:span><text:span text:style-name="T4">software</text:span><text:span text:style-name="T3">. The developers on this project are Benjamin Holmwood, Deborsi Hazrika, Steven Cherfan, Brandon Smolley, Pranjali Pokeharel, and Kieran Boyle. en.wikipedia.org/wiki/</text:span><text:span text:style-name="T4">Software</text:span><text:span text:style-name="T3">_</text:span><text:span text:style-name="T4">developer</text:span></text:p>
      <text:p text:style-name="Standard"><text:span text:style-name="T8">Git:</text:span><text:span text:style-name="T4"> </text:span><text:span text:style-name="apple-converted-space"><text:span text:style-name="T3"> </text:span></text:span><text:span text:style-name="T3">a distributed revision control and source code management system with an emphasis on speed. http://en.wikipedia.org/wiki/Git_(software)</text:span></text:p>
      <text:p text:style-name="Standard"><text:span text:style-name="T8">GitHub:</text:span><text:span text:style-name="T7"> </text:span><text:span text:style-name="T3">a Git repository web-based hosting service which offers all of the distributed revision control and source code management (SCM) functionality of Git as well as adding its own features. en.wikipedia.org/wiki/</text:span><text:span text:style-name="T4">GitHub</text:span></text:p>
      <text:p text:style-name="Standard"><text:span text:style-name="T8">Java: </text:span><text:span text:style-name="T5">a general-purpose computer programming language designed to produce programs that will run on any computer system. <text:s text:c="2"/>https://www.google.ca/webhp?sourceid=chrome-instant&amp;ion=1&amp;espv=2&amp;ie=UTF-8#q=java%20definition</text:span></text:p>
      <text:p text:style-name="Standard"><text:span text:style-name="T8">Model-View-Controller (MVC):</text:span><text:span text:style-name="T4"> </text:span><text:span text:style-name="T3">a way of designing an application that separates data access, business logic and the graphical user interface. </text:span><text:span text:style-name="T2">The model </text:span><text:span text:style-name="T3">refers to the data and how it is handled, the View presents the data to the user and the Controller interprets the user’s interactions with the View into changes to the Model. </text:span><text:a xlink:type="simple" xlink:href="http://java.about.com/od/m/g/mvc.htm"><text:span text:style-name="T9">http://java.about.com/od/m/g/mvc.htm</text:span></text:a></text:p>
      <text:p text:style-name="Standard"><text:span text:style-name="T8">Object Oriented Design: </text:span><text:span text:style-name="T3">the process of planning a system of interacting</text:span><text:span text:style-name="apple-converted-space"><text:span text:style-name="T3"> </text:span></text:span><text:span text:style-name="T4">objects</text:span><text:span text:style-name="apple-converted-space"><text:span text:style-name="T3"> </text:span></text:span><text:span text:style-name="T3">for the purpose of solving a software problem. This is the design Funtime-Runtime will be using on this project. en.</text:span><text:span text:style-name="T4">wikipedia</text:span><text:span text:style-name="T3">.org/</text:span><text:span text:style-name="T4">wiki</text:span><text:span text:style-name="T3">/</text:span><text:span text:style-name="T4">Object</text:span><text:span text:style-name="T3">-</text:span><text:span text:style-name="T4">oriented</text:span><text:span text:style-name="T3">_</text:span><text:span text:style-name="T4">design</text:span></text:p>
      <text:p text:style-name="Standard"><text:soft-page-break/><text:span text:style-name="T8">Prototype: </text:span><text:span text:style-name="T3">a first, typical or preliminary model of something, especially a machine, from which other forms are developed or copied. </text:span><text:a xlink:type="simple" xlink:href="https://www.google.ca/webhp?sourceid=chrome-instant&amp;ion=1&amp;espv=2&amp;ie=UTF-8#q=prototype+definition"><text:span text:style-name="T9">https://www.google.ca/webhp?sourceid=chrome-instant&amp;ion=1&amp;espv=2&amp;ie=UTF-8#q=prototype+definition</text:span></text:a></text:p>
      <text:p text:style-name="Standard"><text:span text:style-name="T8">Question:</text:span><text:span text:style-name="T3"> a sentence worded or expressed so as to elicit information. https://www.google.ca/webhp?sourceid=chrome-instant&amp;ion=1&amp;espv=2&amp;ie=UTF-8#q=question+definition</text:span></text:p>
      <text:p text:style-name="Standard"><text:span text:style-name="T8">Release Plan: </text:span><text:span text:style-name="T3">the company's current understanding of what features are going into the next</text:span><text:span text:style-name="apple-converted-space"><text:span text:style-name="T3"> </text:span></text:span><text:span text:style-name="T4">release</text:span><text:span text:style-name="apple-converted-space"><text:span text:style-name="T3"> </text:span></text:span><text:span text:style-name="T3">of the software, how many effective developers are deployed on it, and the current status of the development effort (ahead, behind, on-time). www.cs.toronto.edu/~penny/teaching/csc444-08f/def.html</text:span></text:p>
      <text:p text:style-name="P2"><text:span text:style-name="T7">Smartphone:</text:span><text:span text:style-name="T2"> </text:span><text:span text:style-name="T5">a cellular phone that performs many of the functions of a computer, typically having a touchscreen interface, Internet access, and an operating system capable of running downloaded applications.</text:span></text:p>
      <text:p text:style-name="P2"><text:span text:style-name="T5">https://www.google.ca/webhp?sourceid=chrome-instant&amp;ion=1&amp;espv=2&amp;ie=UTF-8#q=smartphone%20definition</text:span></text:p>
      <text:p text:style-name="P1"/>
      <text:p text:style-name="Standard"><text:span text:style-name="T7">Sort:</text:span><text:span text:style-name="T2"> </text:span><text:span text:style-name="T3">the arrangement of data in a prescribed sequence. https://www.google.ca/webhp?sourceid=chrome-instant&amp;ion=1&amp;espv=2&amp;ie=UTF-8#q=sort%20definition</text:span></text:p>
      <text:p text:style-name="Standard"><text:span text:style-name="T7">Storyboard:</text:span><text:span text:style-name="T3"> a graphic organizer that provides the viewer with a high-level view of a project. </text:span><text:a xlink:type="simple" xlink:href="http://whatis.techtarget.com/definition/storyboard"><text:span text:style-name="T10">http://whatis.techtarget.com/definition/storyboard</text:span></text:a></text:p>
      <text:p text:style-name="P2"><text:span text:style-name="T7">Sysadmin:</text:span><text:span text:style-name="T2"> </text:span><text:span text:style-name="T5">A system administrator, or </text:span><text:span text:style-name="T6">sysadmin</text:span><text:span text:style-name="T5">, is a person who is responsible for the upkeep, configuration, and reliable operation of computer systems; especially multi-user computers, such as servers. </text:span><text:span text:style-name="T3">en.wikipedia.org/wiki/System_administrator</text:span></text:p>
      <text:p text:style-name="Standard"><text:span text:style-name="T2"><text:line-break/></text:span><text:span text:style-name="T7">UML :</text:span><text:span text:style-name="T5">The </text:span><text:span text:style-name="T6">Unified Modeling Language</text:span><text:span text:style-name="T5"> (</text:span><text:span text:style-name="T6">UML</text:span><text:span text:style-name="T5">) is a general-purpose modeling language in the field of software engineering, which is designed to provide a standard way to visualize the design of a system. </text:span><text:span text:style-name="T3">en.wikipedia.org/wiki/Unified_Modeling_Language</text:span></text:p>
      <text:p text:style-name="Standard"><text:span text:style-name="T8">Upvote: </text:span><text:span text:style-name="T3">A vote for something that increases a cumulative tally of popularity. https://www.google.ca/webhp?sourceid=chrome-instant&amp;ion=1&amp;espv=2&amp;ie=UTF-8#q=upvote%20definition</text:span></text:p>
      <text:p text:style-name="Standard"><text:span text:style-name="T2">User: </text:span><text:span text:style-name="apple-converted-space"><text:span text:style-name="T3"> </text:span></text:span><text:span text:style-name="hvr"><text:span text:style-name="T3">a</text:span></text:span><text:span text:style-name="apple-converted-space"><text:span text:style-name="T3"> </text:span></text:span><text:span text:style-name="hvr"><text:span text:style-name="T3">person</text:span></text:span><text:span text:style-name="apple-converted-space"><text:span text:style-name="T3"> </text:span></text:span><text:span text:style-name="hvr"><text:span text:style-name="T3">who</text:span></text:span><text:span text:style-name="apple-converted-space"><text:span text:style-name="T3"> </text:span></text:span><text:span text:style-name="hvr"><text:span text:style-name="T3">uses</text:span></text:span><text:span text:style-name="apple-converted-space"><text:span text:style-name="T3"> </text:span></text:span><text:span text:style-name="hvr"><text:span text:style-name="T3">computers</text:span></text:span><text:span text:style-name="apple-converted-space"><text:span text:style-name="T3"> </text:span></text:span><text:span text:style-name="hvr"><text:span text:style-name="T3">for</text:span></text:span><text:span text:style-name="apple-converted-space"><text:span text:style-name="T3"> </text:span></text:span><text:span text:style-name="hvr"><text:span text:style-name="T3">work</text:span></text:span><text:span text:style-name="apple-converted-space"><text:span text:style-name="T3"> </text:span></text:span><text:span text:style-name="hvr"><text:span text:style-name="T3">or</text:span></text:span><text:span text:style-name="apple-converted-space"><text:span text:style-name="T3"> </text:span></text:span><text:span text:style-name="hvr"><text:span text:style-name="T3">entertainment</text:span></text:span><text:span text:style-name="apple-converted-space"><text:span text:style-name="T3"> </text:span></text:span><text:span text:style-name="hvr"><text:span text:style-name="T3">or</text:span></text:span><text:span text:style-name="apple-converted-space"><text:span text:style-name="T3"> </text:span></text:span><text:span text:style-name="hvr"><text:span text:style-name="T3">communication</text:span></text:span><text:span text:style-name="apple-converted-space"><text:span text:style-name="T3"> </text:span></text:span><text:span text:style-name="hvr"><text:span text:style-name="T3">or business.</text:span></text:span><text:span text:style-name="T2"> </text:span><text:a xlink:type="simple" xlink:href="http://www.thefreedictionary.com/computer+user"><text:span text:style-name="T10">http://www.thefreedictionary.com/computer+user</text:span></text:a></text:p>
      <text:p text:style-name="P2"><text:span text:style-name="T7">User Interface:</text:span><text:span text:style-name="T2"> </text:span><text:span text:style-name="T5">the means by which the user and a computer system interact, in particular the use of input devices and software.</text:span></text:p>
      <text:p text:style-name="Standard"><text:span text:style-name="T2">https://www.google.ca/webhp?sourceid=chrome-instant&amp;ion=1&amp;espv=2&amp;ie=UTF-8#q=user+interface+defin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apple-converted-space" style:family="text" style:parent-style-name="Default_20_Paragraph_20_Font"/>
    <style:style style:name="hv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oneclick-link"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oyle</meta:initial-creator>
    <dc:creator>Kieran Boyle</dc:creator>
    <meta:editing-cycles>13</meta:editing-cycles>
    <meta:creation-date>2014-10-05T06:30:00</meta:creation-date>
    <dc:date>2014-10-06T12:27:21</dc:date>
    <meta:editing-duration>PT1M49S</meta:editing-duration>
    <meta:generator>LibreOffice/3.5$Linux_X86_64 LibreOffice_project/350m1$Build-2</meta:generator>
    <meta:document-statistic meta:table-count="0" meta:image-count="0" meta:object-count="0" meta:page-count="2" meta:paragraph-count="25" meta:word-count="553" meta:character-count="4869" meta:non-whitespace-character-count="43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